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iode Number</text:p>
          </table:table-cell>
          <table:table-cell office:value-type="string" calcext:value-type="string">
            <text:p>Nickel Foil Number</text:p>
          </table:table-cell>
          <table:table-cell table:style-name="Default" office:value-type="string" calcext:value-type="string">
            <text:p>Raw Fluence (p/cm^2)</text:p>
          </table:table-cell>
          <table:table-cell table:style-name="Default" office:value-type="string" calcext:value-type="string">
            <text:p>eRaw Fluence (p/cm^2)</text:p>
          </table:table-cell>
          <table:table-cell table:style-name="Default" office:value-type="string" calcext:value-type="string">
            <text:p>Cal Fluence (p/cm^2)</text:p>
          </table:table-cell>
          <table:table-cell table:style-name="Default" office:value-type="string" calcext:value-type="string">
            <text:p>eCal Fluence (p/cm^2)</text:p>
          </table:table-cell>
          <table:table-cell office:value-type="string" calcext:value-type="string">
            <text:p>Max Depletion Voltage (V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l</text:p>
          </table:table-cell>
          <table:table-cell office:value-type="float" office:value="65200000000000" calcext:value-type="float">
            <text:p>6.52E+13</text:p>
          </table:table-cell>
          <table:table-cell office:value-type="float" office:value="4300000000000" calcext:value-type="float">
            <text:p>4.30E+12</text:p>
          </table:table-cell>
          <table:table-cell office:value-type="float" office:value="579000000000" calcext:value-type="float">
            <text:p>5.79E+11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-103.75" calcext:value-type="float">
            <text:p>-103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l</text:p>
          </table:table-cell>
          <table:table-cell office:value-type="float" office:value="65200000000000" calcext:value-type="float">
            <text:p>6.52E+13</text:p>
          </table:table-cell>
          <table:table-cell office:value-type="float" office:value="4300000000000" calcext:value-type="float">
            <text:p>4.30E+12</text:p>
          </table:table-cell>
          <table:table-cell office:value-type="float" office:value="579000000000" calcext:value-type="float">
            <text:p>5.79E+11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-91.5292" calcext:value-type="float">
            <text:p>-91.52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l</text:p>
          </table:table-cell>
          <table:table-cell office:value-type="float" office:value="187000000000000" calcext:value-type="float">
            <text:p>1.87E+14</text:p>
          </table:table-cell>
          <table:table-cell office:value-type="float" office:value="5000000000000" calcext:value-type="float">
            <text:p>5.00E+12</text:p>
          </table:table-cell>
          <table:table-cell office:value-type="float" office:value="1660000000000" calcext:value-type="float">
            <text:p>1.66E+12</text:p>
          </table:table-cell>
          <table:table-cell office:value-type="float" office:value="270000000000" calcext:value-type="float">
            <text:p>2.70E+11</text:p>
          </table:table-cell>
          <table:table-cell office:value-type="float" office:value="-87.5699" calcext:value-type="float">
            <text:p>-87.56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l</text:p>
          </table:table-cell>
          <table:table-cell office:value-type="float" office:value="187000000000000" calcext:value-type="float">
            <text:p>1.87E+14</text:p>
          </table:table-cell>
          <table:table-cell office:value-type="float" office:value="5000000000000" calcext:value-type="float">
            <text:p>5.00E+12</text:p>
          </table:table-cell>
          <table:table-cell office:value-type="float" office:value="1660000000000" calcext:value-type="float">
            <text:p>1.66E+12</text:p>
          </table:table-cell>
          <table:table-cell office:value-type="float" office:value="270000000000" calcext:value-type="float">
            <text:p>2.70E+11</text:p>
          </table:table-cell>
          <table:table-cell office:value-type="float" office:value="-94.709" calcext:value-type="float">
            <text:p>-94.7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3l</text:p>
          </table:table-cell>
          <table:table-cell office:value-type="float" office:value="292000000000000" calcext:value-type="float">
            <text:p>2.92E+14</text:p>
          </table:table-cell>
          <table:table-cell office:value-type="float" office:value="9000000000000" calcext:value-type="float">
            <text:p>9.00E+12</text:p>
          </table:table-cell>
          <table:table-cell office:value-type="float" office:value="2590000000000" calcext:value-type="float">
            <text:p>2.59E+12</text:p>
          </table:table-cell>
          <table:table-cell office:value-type="float" office:value="420000000000" calcext:value-type="float">
            <text:p>4.20E+11</text:p>
          </table:table-cell>
          <table:table-cell office:value-type="float" office:value="-85.4136" calcext:value-type="float">
            <text:p>-85.4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l</text:p>
          </table:table-cell>
          <table:table-cell office:value-type="float" office:value="292000000000000" calcext:value-type="float">
            <text:p>2.92E+14</text:p>
          </table:table-cell>
          <table:table-cell office:value-type="float" office:value="9000000000000" calcext:value-type="float">
            <text:p>9.00E+12</text:p>
          </table:table-cell>
          <table:table-cell office:value-type="float" office:value="2590000000000" calcext:value-type="float">
            <text:p>2.59E+12</text:p>
          </table:table-cell>
          <table:table-cell office:value-type="float" office:value="420000000000" calcext:value-type="float">
            <text:p>4.20E+11</text:p>
          </table:table-cell>
          <table:table-cell office:value-type="float" office:value="-89.7352" calcext:value-type="float">
            <text:p>-89.73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9l</text:p>
          </table:table-cell>
          <table:table-cell office:value-type="float" office:value="361000000000000" calcext:value-type="float">
            <text:p>3.61E+14</text:p>
          </table:table-cell>
          <table:table-cell office:value-type="float" office:value="11000000000000" calcext:value-type="float">
            <text:p>1.10E+13</text:p>
          </table:table-cell>
          <table:table-cell office:value-type="float" office:value="3200000000000" calcext:value-type="float">
            <text:p>3.20E+12</text:p>
          </table:table-cell>
          <table:table-cell office:value-type="float" office:value="520000000000" calcext:value-type="float">
            <text:p>5.20E+11</text:p>
          </table:table-cell>
          <table:table-cell office:value-type="float" office:value="-76.5258" calcext:value-type="float">
            <text:p>-76.52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9l</text:p>
          </table:table-cell>
          <table:table-cell office:value-type="float" office:value="361000000000000" calcext:value-type="float">
            <text:p>3.61E+14</text:p>
          </table:table-cell>
          <table:table-cell office:value-type="float" office:value="11000000000000" calcext:value-type="float">
            <text:p>1.10E+13</text:p>
          </table:table-cell>
          <table:table-cell office:value-type="float" office:value="3200000000000" calcext:value-type="float">
            <text:p>3.20E+12</text:p>
          </table:table-cell>
          <table:table-cell office:value-type="float" office:value="520000000000" calcext:value-type="float">
            <text:p>5.20E+11</text:p>
          </table:table-cell>
          <table:table-cell office:value-type="float" office:value="-90.0865" calcext:value-type="float">
            <text:p>-90.08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0l</text:p>
          </table:table-cell>
          <table:table-cell office:value-type="float" office:value="534000000000000" calcext:value-type="float">
            <text:p>5.34E+14</text:p>
          </table:table-cell>
          <table:table-cell office:value-type="float" office:value="12000000000000" calcext:value-type="float">
            <text:p>1.20E+13</text:p>
          </table:table-cell>
          <table:table-cell office:value-type="float" office:value="4740000000000" calcext:value-type="float">
            <text:p>4.74E+12</text:p>
          </table:table-cell>
          <table:table-cell office:value-type="float" office:value="760000000000" calcext:value-type="float">
            <text:p>7.60E+11</text:p>
          </table:table-cell>
          <table:table-cell office:value-type="float" office:value="-66.3013" calcext:value-type="float">
            <text:p>-66.30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0l</text:p>
          </table:table-cell>
          <table:table-cell office:value-type="float" office:value="534000000000000" calcext:value-type="float">
            <text:p>5.34E+14</text:p>
          </table:table-cell>
          <table:table-cell office:value-type="float" office:value="12000000000000" calcext:value-type="float">
            <text:p>1.20E+13</text:p>
          </table:table-cell>
          <table:table-cell office:value-type="float" office:value="4740000000000" calcext:value-type="float">
            <text:p>4.74E+12</text:p>
          </table:table-cell>
          <table:table-cell office:value-type="float" office:value="760000000000" calcext:value-type="float">
            <text:p>7.60E+11</text:p>
          </table:table-cell>
          <table:table-cell office:value-type="float" office:value="-70.1851" calcext:value-type="float">
            <text:p>-70.18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2l</text:p>
          </table:table-cell>
          <table:table-cell office:value-type="float" office:value="382000000000000" calcext:value-type="float">
            <text:p>3.82E+14</text:p>
          </table:table-cell>
          <table:table-cell office:value-type="float" office:value="13000000000000" calcext:value-type="float">
            <text:p>1.30E+13</text:p>
          </table:table-cell>
          <table:table-cell office:value-type="float" office:value="3390000000000" calcext:value-type="float">
            <text:p>3.39E+12</text:p>
          </table:table-cell>
          <table:table-cell office:value-type="float" office:value="550000000000" calcext:value-type="float">
            <text:p>5.50E+11</text:p>
          </table:table-cell>
          <table:table-cell office:value-type="float" office:value="-86.0986" calcext:value-type="float">
            <text:p>-86.09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2l</text:p>
          </table:table-cell>
          <table:table-cell office:value-type="float" office:value="382000000000000" calcext:value-type="float">
            <text:p>3.82E+14</text:p>
          </table:table-cell>
          <table:table-cell office:value-type="float" office:value="13000000000000" calcext:value-type="float">
            <text:p>1.30E+13</text:p>
          </table:table-cell>
          <table:table-cell office:value-type="float" office:value="3390000000000" calcext:value-type="float">
            <text:p>3.39E+12</text:p>
          </table:table-cell>
          <table:table-cell office:value-type="float" office:value="550000000000" calcext:value-type="float">
            <text:p>5.50E+11</text:p>
          </table:table-cell>
          <table:table-cell office:value-type="float" office:value="-82.5661" calcext:value-type="float">
            <text:p>-82.5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580000000000000" calcext:value-type="float">
            <text:p>1.58E+15</text:p>
          </table:table-cell>
          <table:table-cell office:value-type="float" office:value="20000000000000" calcext:value-type="float">
            <text:p>2.00E+13</text:p>
          </table:table-cell>
          <table:table-cell office:value-type="float" office:value="14000000000000" calcext:value-type="float">
            <text:p>1.40E+13</text:p>
          </table:table-cell>
          <table:table-cell office:value-type="float" office:value="2200000000000" calcext:value-type="float">
            <text:p>2.20E+12</text:p>
          </table:table-cell>
          <table:table-cell office:value-type="float" office:value="-40.3248" calcext:value-type="float">
            <text:p>-40.32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580000000000000" calcext:value-type="float">
            <text:p>1.58E+15</text:p>
          </table:table-cell>
          <table:table-cell office:value-type="float" office:value="20000000000000" calcext:value-type="float">
            <text:p>2.00E+13</text:p>
          </table:table-cell>
          <table:table-cell office:value-type="float" office:value="14000000000000" calcext:value-type="float">
            <text:p>1.40E+13</text:p>
          </table:table-cell>
          <table:table-cell office:value-type="float" office:value="2200000000000" calcext:value-type="float">
            <text:p>2.20E+12</text:p>
          </table:table-cell>
          <table:table-cell office:value-type="float" office:value="-42.9725" calcext:value-type="float">
            <text:p>-42.97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81000000000000" calcext:value-type="float">
            <text:p>2.81E+14</text:p>
          </table:table-cell>
          <table:table-cell office:value-type="float" office:value="8000000000000" calcext:value-type="float">
            <text:p>8.00E+12</text:p>
          </table:table-cell>
          <table:table-cell office:value-type="float" office:value="2490000000000" calcext:value-type="float">
            <text:p>2.49E+12</text:p>
          </table:table-cell>
          <table:table-cell office:value-type="float" office:value="400000000000" calcext:value-type="float">
            <text:p>4.00E+11</text:p>
          </table:table-cell>
          <table:table-cell office:value-type="float" office:value="-83.8855" calcext:value-type="float">
            <text:p>-83.88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81000000000000" calcext:value-type="float">
            <text:p>2.81E+14</text:p>
          </table:table-cell>
          <table:table-cell office:value-type="float" office:value="8000000000000" calcext:value-type="float">
            <text:p>8.00E+12</text:p>
          </table:table-cell>
          <table:table-cell office:value-type="float" office:value="2490000000000" calcext:value-type="float">
            <text:p>2.49E+12</text:p>
          </table:table-cell>
          <table:table-cell office:value-type="float" office:value="400000000000" calcext:value-type="float">
            <text:p>4.00E+11</text:p>
          </table:table-cell>
          <table:table-cell office:value-type="float" office:value="-82.3463" calcext:value-type="float">
            <text:p>-82.34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5100000000000" calcext:value-type="float">
            <text:p>7.51E+13</text:p>
          </table:table-cell>
          <table:table-cell office:value-type="float" office:value="4100000000000" calcext:value-type="float">
            <text:p>4.10E+12</text:p>
          </table:table-cell>
          <table:table-cell office:value-type="float" office:value="667000000000" calcext:value-type="float">
            <text:p>6.67E+11</text:p>
          </table:table-cell>
          <table:table-cell office:value-type="float" office:value="11000000000" calcext:value-type="float">
            <text:p>1.10E+10</text:p>
          </table:table-cell>
          <table:table-cell office:value-type="float" office:value="-100.462" calcext:value-type="float">
            <text:p>-100.4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75100000000000" calcext:value-type="float">
            <text:p>7.51E+13</text:p>
          </table:table-cell>
          <table:table-cell office:value-type="float" office:value="4100000000000" calcext:value-type="float">
            <text:p>4.10E+12</text:p>
          </table:table-cell>
          <table:table-cell office:value-type="float" office:value="667000000000" calcext:value-type="float">
            <text:p>6.67E+11</text:p>
          </table:table-cell>
          <table:table-cell office:value-type="float" office:value="11000000000" calcext:value-type="float">
            <text:p>1.10E+10</text:p>
          </table:table-cell>
          <table:table-cell office:value-type="float" office:value="-107.32" calcext:value-type="float">
            <text:p>-107.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13000000000000" calcext:value-type="float">
            <text:p>1.13E+14</text:p>
          </table:table-cell>
          <table:table-cell office:value-type="float" office:value="4000000000000" calcext:value-type="float">
            <text:p>4.00E+12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60000000000" calcext:value-type="float">
            <text:p>1.60E+11</text:p>
          </table:table-cell>
          <table:table-cell office:value-type="float" office:value="-101.438" calcext:value-type="float">
            <text:p>-101.4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13000000000000" calcext:value-type="float">
            <text:p>1.13E+14</text:p>
          </table:table-cell>
          <table:table-cell office:value-type="float" office:value="4000000000000" calcext:value-type="float">
            <text:p>4.00E+12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60000000000" calcext:value-type="float">
            <text:p>1.60E+11</text:p>
          </table:table-cell>
          <table:table-cell office:value-type="float" office:value="-102.106" calcext:value-type="float">
            <text:p>-102.1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8800000000000" calcext:value-type="float">
            <text:p>4.88E+13</text:p>
          </table:table-cell>
          <table:table-cell office:value-type="float" office:value="3600000000000" calcext:value-type="float">
            <text:p>3.60E+12</text:p>
          </table:table-cell>
          <table:table-cell office:value-type="float" office:value="433000000000" calcext:value-type="float">
            <text:p>4.33E+11</text:p>
          </table:table-cell>
          <table:table-cell office:value-type="float" office:value="76000000000" calcext:value-type="float">
            <text:p>7.60E+10</text:p>
          </table:table-cell>
          <table:table-cell office:value-type="float" office:value="-100.943" calcext:value-type="float">
            <text:p>-100.9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8800000000000" calcext:value-type="float">
            <text:p>4.88E+13</text:p>
          </table:table-cell>
          <table:table-cell office:value-type="float" office:value="3600000000000" calcext:value-type="float">
            <text:p>3.60E+12</text:p>
          </table:table-cell>
          <table:table-cell office:value-type="float" office:value="433000000000" calcext:value-type="float">
            <text:p>4.33E+11</text:p>
          </table:table-cell>
          <table:table-cell office:value-type="float" office:value="76000000000" calcext:value-type="float">
            <text:p>7.60E+10</text:p>
          </table:table-cell>
          <table:table-cell office:value-type="float" office:value="-103.478" calcext:value-type="float">
            <text:p>-103.4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7600000000000" calcext:value-type="float">
            <text:p>1.76E+13</text:p>
          </table:table-cell>
          <table:table-cell office:value-type="float" office:value="2700000000000" calcext:value-type="float">
            <text:p>2.70E+12</text:p>
          </table:table-cell>
          <table:table-cell office:value-type="float" office:value="156000000000" calcext:value-type="float">
            <text:p>1.56E+11</text:p>
          </table:table-cell>
          <table:table-cell office:value-type="float" office:value="34000000000" calcext:value-type="float">
            <text:p>3.40E+10</text:p>
          </table:table-cell>
          <table:table-cell office:value-type="float" office:value="-111.031" calcext:value-type="float">
            <text:p>-111.0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7600000000000" calcext:value-type="float">
            <text:p>1.76E+13</text:p>
          </table:table-cell>
          <table:table-cell office:value-type="float" office:value="2700000000000" calcext:value-type="float">
            <text:p>2.70E+12</text:p>
          </table:table-cell>
          <table:table-cell office:value-type="float" office:value="156000000000" calcext:value-type="float">
            <text:p>1.56E+11</text:p>
          </table:table-cell>
          <table:table-cell office:value-type="float" office:value="34000000000" calcext:value-type="float">
            <text:p>3.40E+10</text:p>
          </table:table-cell>
          <table:table-cell office:value-type="float" office:value="-99.1325" calcext:value-type="float">
            <text:p>-99.1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1:25:43.605663940</meta:creation-date>
    <dc:date>2019-06-24T11:49:15.026881420</dc:date>
    <meta:editing-duration>PT13M10S</meta:editing-duration>
    <meta:editing-cycles>2</meta:editing-cycles>
    <meta:generator>LibreOffice/6.0.7.3.0$Linux_X86_64 LibreOffice_project/00$Build-3</meta:generator>
    <meta:document-statistic meta:table-count="1" meta:cell-count="163" meta:object-count="0"/>
  </office:meta>
</office:document-meta>
</file>